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0066ff" draw:textarea-horizontal-align="justify" draw:textarea-vertical-align="middle" draw:auto-grow-height="false" fo:padding-top="0.144cm" fo:padding-bottom="0.144cm" fo:padding-left="0.289cm" fo:padding-right="0.289cm" fo:wrap-option="no-wrap" draw:shadow="hidden" draw:shadow-color="#808080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217214" draw:textarea-horizontal-align="justify" draw:textarea-vertical-align="middle" draw:auto-grow-height="false" fo:padding-top="0.144cm" fo:padding-bottom="0.144cm" fo:padding-left="0.289cm" fo:padding-right="0.289cm" fo:wrap-option="no-wrap" draw:shadow="hidden" draw:shadow-color="#808080"/>
    </style:style>
    <style:style style:name="gr8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tart-line-spacing-horizontal="0cm" draw:start-line-spacing-vertical="0cm" draw:end-line-spacing-horizontal="0cm" draw:end-line-spacing-vertical="0cm"/>
    </style:style>
    <style:style style:name="gr9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788cm" fo:min-width="4.053cm" fo:padding-top="0.144cm" fo:padding-bottom="0.144cm" fo:padding-left="0.289cm" fo:padding-right="0.289cm" fo:wrap-option="no-wrap" draw:shadow="hidden" draw:shadow-color="#808080"/>
    </style:style>
    <style:style style:name="gr10" style:family="graphic" style:parent-style-name="standard" style:list-style-name="L2">
      <style:graphic-properties draw:stroke="none" draw:fill="none" draw:fill-color="#00b8ff" draw:textarea-horizontal-align="justify" draw:textarea-vertical-align="top" draw:auto-grow-height="true" fo:min-height="0.668cm" fo:min-width="2.553cm" fo:padding-top="0.144cm" fo:padding-bottom="0.144cm" fo:padding-left="0.289cm" fo:padding-right="0.289cm" fo:wrap-option="no-wrap" draw:shadow="hidden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a91717" draw:textarea-horizontal-align="justify" draw:textarea-vertical-align="middle" draw:auto-grow-height="false" fo:padding-top="0.144cm" fo:padding-bottom="0.144cm" fo:padding-left="0.289cm" fo:padding-right="0.289cm" fo:wrap-option="no-wrap" draw:shadow="hidden" draw:shadow-color="#808080"/>
    </style:style>
    <style:style style:name="gr13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cm" fo:min-width="7.374cm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c0000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writing-mode="lr-tb"/>
      <style:text-properties fo:font-size="9pt" style:font-size-asian="10pt" style:font-size-complex="10pt"/>
    </style:style>
    <style:style style:name="P5" style:family="paragraph">
      <style:paragraph-properties fo:margin-left="0cm" fo:margin-right="0cm" fo:line-height="104%" fo:text-align="center" fo:text-indent="0cm"/>
    </style:style>
    <style:style style:name="P6" style:family="paragraph">
      <style:paragraph-properties fo:margin-left="0cm" fo:margin-right="0cm" fo:line-height="104%" fo:text-align="center" fo:text-indent="0cm" style:writing-mode="lr-tb"/>
    </style:style>
    <style:style style:name="P7" style:family="paragraph">
      <style:paragraph-properties fo:margin-left="0cm" fo:margin-right="0cm" fo:line-height="104%" fo:text-indent="0cm"/>
    </style:style>
    <style:style style:name="P8" style:family="paragraph">
      <style:paragraph-properties fo:margin-left="0cm" fo:margin-right="0cm" fo:line-height="104%" fo:text-indent="0cm" style:writing-mode="lr-tb"/>
      <style:text-properties fo:font-size="16pt" style:font-size-asian="20pt" style:font-size-complex="20pt"/>
    </style:style>
    <style:style style:name="P9" style:family="paragraph">
      <style:paragraph-properties style:writing-mode="lr-tb"/>
      <style:text-properties fo:font-size="13pt" style:font-size-asian="14pt" style:font-size-complex="14pt"/>
    </style:style>
    <style:style style:name="P10" style:family="paragraph">
      <style:text-properties fo:color="#ffffff" fo:font-size="8pt" style:font-size-asian="8pt" style:font-size-complex="8pt"/>
    </style:style>
    <style:style style:name="T1" style:family="text">
      <style:text-properties fo:color="#ffffff" fo:font-size="9pt" style:font-size-asian="10pt" style:font-size-complex="1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20pt" style:font-size-complex="20pt"/>
    </style:style>
    <style:style style:name="T4" style:family="text">
      <style:text-properties fo:color="#ffffff" fo:font-size="13pt" style:font-size-asian="14pt" style:font-size-complex="14pt"/>
    </style:style>
    <style:style style:name="T5" style:family="text">
      <style:text-properties fo:color="#ffffff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532cm" svg:height="5.994cm" svg:x="9.778cm" svg:y="1.65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3.454cm" svg:y1="5.421cm" svg:x2="13.447cm" svg:y2="4.801cm">
            <text:p/>
          </draw:line>
          <draw:custom-shape draw:style-name="gr3" draw:text-style-name="P4" draw:layer="layout" svg:width="1.435cm" svg:height="1.834cm" svg:x="12.765cm" svg:y="5.555cm">
            <text:p text:style-name="P3"><text:span text:style-name="T1">RAM</text:span>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0.36cm" svg:height="0.187cm" svg:x="13.27cm" svg:y="5.443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2" draw:layer="layout" svg:x1="13.389cm" svg:y1="5.476cm" svg:x2="13.389cm" svg:y2="5.6cm">
              <text:p/>
            </draw:line>
            <draw:line draw:style-name="gr6" draw:text-style-name="P2" draw:layer="layout" svg:x1="13.515cm" svg:y1="5.476cm" svg:x2="13.515cm" svg:y2="5.6cm">
              <text:p/>
            </draw:line>
          </draw:g>
          <draw:custom-shape draw:style-name="gr3" draw:text-style-name="P4" draw:layer="layout" svg:width="1.947cm" svg:height="1.961cm" svg:x="12.541cm" svg:y="2.768cm">
            <text:p text:style-name="P3"><text:span text:style-name="T1">TMS320C3X</text:span></text:p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1" draw:layer="layout" svg:width="0.364cm" svg:height="0.19cm" svg:x="13.273cm" svg:y="4.629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2" draw:layer="layout" svg:x1="13.394cm" svg:y1="4.663cm" svg:x2="13.394cm" svg:y2="4.789cm">
              <text:p/>
            </draw:line>
            <draw:line draw:style-name="gr6" draw:text-style-name="P2" draw:layer="layout" svg:x1="13.521cm" svg:y1="4.663cm" svg:x2="13.521cm" svg:y2="4.789cm">
              <text:p/>
            </draw:line>
          </draw:g>
          <draw:custom-shape draw:style-name="gr7" draw:text-style-name="P4" draw:layer="layout" svg:width="1.849cm" svg:height="1.774cm" svg:x="9.977cm" svg:y="2.829cm">
            <text:p text:style-name="P5"><text:span text:style-name="T1">GDB Serve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id="id2" draw:layer="layout" svg:width="0.158cm" svg:height="0.15cm" svg:x="12.477cm" svg:y="3.6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id="id1" draw:layer="layout" svg:width="0.157cm" svg:height="0.154cm" svg:x="11.745cm" svg:y="3.633cm"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2" draw:layer="layout" draw:type="line" svg:x1="11.902cm" svg:y1="3.71cm" svg:x2="12.477cm" svg:y2="3.719cm" draw:start-shape="id1" draw:start-glue-point="1" draw:end-shape="id2" draw:end-glue-point="3" svg:d="m11902 3710 575 9">
            <text:p/>
          </draw:connector>
          <draw:custom-shape draw:style-name="gr9" draw:text-style-name="P6" draw:layer="layout" svg:width="4.631cm" svg:height="1.076cm" svg:x="11.736cm" svg:y="1.661cm">
            <text:p text:style-name="P5"><text:span text:style-name="T2">TMS320C3X</text:span></text:p>
            <draw:enhanced-geometry svg:viewBox="0 0 21600 21600" draw:type="mso-spt202" draw:enhanced-path="M 0 0 L 21600 0 21600 21600 0 21600 0 0 Z N"/>
          </draw:custom-shape>
          <draw:custom-shape draw:style-name="gr10" draw:text-style-name="P8" draw:layer="layout" svg:width="3.131cm" svg:height="0.956cm" svg:x="3.487cm" svg:y="0.807cm">
            <text:p text:style-name="P7"><text:span text:style-name="T3">Debugger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1.568cm" svg:height="1.164cm" svg:x="15.107cm" svg:y="5.836cm">
            <text:p text:style-name="P5"><text:span text:style-name="T1">COFF</text:span></text:p>
            <text:p text:style-name="P5"><text:span text:style-name="T1">Loader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.824cm" svg:height="0.486cm" draw:transform="rotate (3.1415926535892) translate (18.431cm 6.73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" draw:id="id3" draw:layer="layout" svg:width="0.161cm" svg:height="0.155cm" svg:x="15.02cm" svg:y="6.3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id="id4" draw:layer="layout" svg:width="0.162cm" svg:height="0.155cm" svg:x="14.136cm" svg:y="6.358cm"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2" draw:layer="layout" draw:type="line" svg:x1="15.02cm" svg:y1="6.442cm" svg:x2="14.298cm" svg:y2="6.435cm" draw:start-shape="id3" draw:start-glue-point="3" draw:end-shape="id4" draw:end-glue-point="1" svg:d="m15020 6442-722-7">
            <text:p/>
          </draw:connector>
          <draw:custom-shape draw:style-name="gr12" draw:text-style-name="P9" draw:layer="layout" svg:width="2.886cm" svg:height="2.509cm" svg:x="17.584cm" svg:y="5.176cm">
            <text:p text:style-name="P5"><text:span text:style-name="T4">TMS320C3X</text:span></text:p>
            <text:p text:style-name="P5"><text:span text:style-name="T4">Application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4" draw:layer="layout" svg:width="1.568cm" svg:height="1.164cm" svg:x="15.377cm" svg:y="3.089cm">
            <text:p text:style-name="P5"><text:span text:style-name="T1">TI C I/O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id="id5" draw:layer="layout" svg:width="0.162cm" svg:height="0.154cm" svg:x="15.297cm" svg:y="3.6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id="id6" draw:layer="layout" svg:width="0.161cm" svg:height="0.155cm" svg:x="14.414cm" svg:y="3.629cm"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2" draw:layer="layout" draw:type="line" svg:x1="15.297cm" svg:y1="3.714cm" svg:x2="14.575cm" svg:y2="3.706cm" draw:start-shape="id5" draw:start-glue-point="3" draw:end-shape="id6" draw:end-glue-point="1" svg:d="m15297 3714-722-8">
            <text:p/>
          </draw:connector>
          <draw:custom-shape draw:style-name="gr12" draw:text-style-name="P9" draw:layer="layout" svg:width="2.885cm" svg:height="2.509cm" svg:x="17.592cm" svg:y="2.314cm">
            <text:p text:style-name="P5"><text:span text:style-name="T4">Host</text:span></text:p>
            <text:p text:style-name="P5"><text:span text:style-name="T4">File system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" draw:layer="layout" svg:width="1.208cm" svg:height="0.49cm" svg:x="16.751cm" svg:y="3.42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3" draw:text-style-name="P10" draw:layer="layout" svg:width="7.747cm" svg:height="5.975cm" svg:x="1.127cm" svg:y="1.67cm">
            <draw:text-box>
              <text:p text:style-name="P10"><text:span text:style-name="T5">Inline-debugger&gt; s</text:span></text:p>
              <text:p text:style-name="P10"><text:span text:style-name="T5">0x000017ce &lt;_extract_r8g8b8_from_YUVblock()+0x3c&gt;:</text:span></text:p>
              <text:p text:style-name="P10"><text:span text:style-name="T5">0x000017ce:0x2101001b ADDI3 RC, R0, R1</text:span></text:p>
              <text:p text:style-name="P10"><text:span text:style-name="T5">Inline-debugger&gt; s</text:span></text:p>
              <text:p text:style-name="P10"><text:span text:style-name="T5">0x000017cf &lt;_extract_r8g8b8_from_YUVblock()+0x3d&gt;:</text:span></text:p>
              <text:p text:style-name="P10"><text:span text:style-name="T5">0x000017cf:0x50000001 LDIU R1, R0</text:span></text:p>
              <text:p text:style-name="P10"><text:span text:style-name="T5">Inline-debugger&gt; s</text:span></text:p>
              <text:p text:style-name="P10"><text:span text:style-name="T5">0x000017d0 &lt;_extract_r8g8b8_from_YUVblock()+0x3e&gt;:</text:span></text:p>
              <text:p text:style-name="P10"><text:span text:style-name="T5">0x000017d0:0x03e0fff5 ASH -11, R0</text:span></text:p>
              <text:p text:style-name="P10"><text:span text:style-name="T5">Inline-debugger&gt; s</text:span></text:p>
              <text:p text:style-name="P10"><text:span text:style-name="T5">0x000017d1 &lt;_extract_r8g8b8_from_YUVblock()+0x3f&gt;:</text:span></text:p>
              <text:p text:style-name="P10"><text:span text:style-name="T5">0x000017d1:0x09e0ffec LSH -20, R0</text:span></text:p>
              <text:p text:style-name="P10"><text:span text:style-name="T5">Inline-debugger&gt; s</text:span></text:p>
              <text:p text:style-name="P10"><text:span text:style-name="T5">0x000017d2 &lt;_extract_r8g8b8_from_YUVblock()+0x40&gt;:</text:span></text:p>
              <text:p text:style-name="P10"><text:span text:style-name="T5">0x000017d2:0x21000100 ADDI3 R0, R1, R0</text:span></text:p>
              <text:p text:style-name="P10"><text:span text:style-name="T5">Inline-debugger&gt; s</text:span></text:p>
              <text:p text:style-name="P10"><text:span text:style-name="T5">0x000017d3 &lt;_extract_r8g8b8_from_YUVblock()+0x41&gt;:</text:span></text:p>
              <text:p text:style-name="P10"><text:span text:style-name="T5">0x000017d3:0x03e0fff4 ASH -12, R0</text:span></text:p>
            </draw:text-box>
          </draw:frame>
          <draw:custom-shape draw:style-name="gr14" draw:text-style-name="P9" draw:layer="layout" svg:width="1.522cm" svg:height="1.291cm" svg:x="8.493cm" svg:y="3.082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illes Mouchard</meta:initial-creator>
    <meta:creation-date>2009-06-15T11:28:31</meta:creation-date>
    <dc:date>2009-06-23T11:15:01</dc:date>
    <dc:creator>Gilles Mouchard</dc:creator>
    <meta:editing-duration>PT00H38M50S</meta:editing-duration>
    <meta:editing-cycles>4</meta:editing-cycles>
    <meta:generator>OpenOffice.org/3.0$Linux OpenOffice.org_project/300m15$Build-9379</meta:generator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